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944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944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 style:parent-style-name="Graphics">
      <style:graphic-properties draw:fill="none" draw:stroke="non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944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g draw:name="Group 25" draw:id="id63">
          <svg:title/>
          <svg:desc/>
          <draw:frame draw:id="id64" draw:style-name="a381" draw:name="Picture 24" svg:x="0.53139in" svg:y="0.27109in" svg:width="9.10079in" svg:height="6.60057in" style:rel-width="scale" style:rel-height="scale">
            <draw:image xlink:href="media/image1.png" xlink:type="simple" xlink:show="embed" xlink:actuate="onLoad"/>
            <svg:title/>
            <svg:desc/>
          </draw:frame>
          <draw:custom-shape svg:x="5.60607in" svg:y="1.83089in" svg:width="0.23232in" svg:height="2.40404in" draw:id="id65" draw:style-name="a384" draw:name="Right Bracket 5">
            <svg:title/>
            <svg:desc/>
            <text:p text:style-name="a383" text:class-names="" text:cond-style-name=""><text:span text:style-name="a382" text:class-names=""/></text:p>
            <draw:enhanced-geometry xmlns:dr3d="urn:oasis:names:tc:opendocument:xmlns:dr3d:1.0" draw:path-stretchpoint-x="21600" draw:path-stretchpoint-y="21600" draw:type="non-primitive" svg:viewBox="0 0 21600 21600" draw:enhanced-path="S M ?f3 ?f5 A ?f67 ?f68 ?f69 ?f70 ?f3 ?f5 ?f64 ?f66  W ?f71 ?f72 ?f73 ?f74 ?f3 ?f5 ?f64 ?f66 L ?f4 ?f15 A ?f110 ?f111 ?f112 ?f113 ?f4 ?f15 ?f107 ?f109  W ?f114 ?f115 ?f116 ?f117 ?f4 ?f15 ?f107 ?f109 Z N F M ?f3 ?f5 A ?f67 ?f68 ?f69 ?f70 ?f3 ?f5 ?f64 ?f66  W ?f71 ?f72 ?f73 ?f74 ?f3 ?f5 ?f64 ?f66 L ?f4 ?f15 A ?f110 ?f111 ?f112 ?f113 ?f4 ?f15 ?f107 ?f109  W ?f114 ?f115 ?f116 ?f117 ?f4 ?f15 ?f107 ?f109 N" draw:text-areas="?f3 ?f26 ?f25 ?f27" draw:glue-points="?f3 ?f5 ?f3 ?f6 ?f4 ?f9" draw:glue-point-leaving-directions="-180, -360, -270" draw:modifiers="833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min(?f10, ?f7)"/>
              <draw:equation draw:name="f12" draw:formula="5419351 / 1725033"/>
              <draw:equation draw:name="f13" draw:formula="$0"/>
              <draw:equation draw:name="f14" draw:formula="?f11 * ?f13 / 100000"/>
              <draw:equation draw:name="f15" draw:formula="?f6 - ?f14"/>
              <draw:equation draw:name="f16" draw:formula="2700000 + ?f2"/>
              <draw:equation draw:name="f17" draw:formula="?f16 * ?f12 / ?f1"/>
              <draw:equation draw:name="f18" draw:formula="0 - ?f17"/>
              <draw:equation draw:name="f19" draw:formula="sin(?f18)"/>
              <draw:equation draw:name="f20" draw:formula="0 - ?f19"/>
              <draw:equation draw:name="f21" draw:formula="?f20 * ?f10"/>
              <draw:equation draw:name="f22" draw:formula="cos(?f18)"/>
              <draw:equation draw:name="f23" draw:formula="0 - ?f22"/>
              <draw:equation draw:name="f24" draw:formula="?f23 * ?f14"/>
              <draw:equation draw:name="f25" draw:formula="?f3 + ?f21"/>
              <draw:equation draw:name="f26" draw:formula="?f14 - ?f24"/>
              <draw:equation draw:name="f27" draw:formula="?f6 + ?f24 - ?f14"/>
              <draw:equation draw:name="f28" draw:formula="21550000 - ?f2"/>
              <draw:equation draw:name="f29" draw:formula="if(?f28, ?f2, 21550000)"/>
              <draw:equation draw:name="f30" draw:formula="-21550000 - ?f29"/>
              <draw:equation draw:name="f31" draw:formula="if(?f30, -21550000, ?f29)"/>
              <draw:equation draw:name="f32" draw:formula="?f0 + ?f31"/>
              <draw:equation draw:name="f33" draw:formula="?f0 + ?f2"/>
              <draw:equation draw:name="f34" draw:formula="?f33 * ?f12 / ?f1"/>
              <draw:equation draw:name="f35" draw:formula="0 - ?f34"/>
              <draw:equation draw:name="f36" draw:formula="cos(?f35)"/>
              <draw:equation draw:name="f37" draw:formula="0 - ?f36"/>
              <draw:equation draw:name="f38" draw:formula="?f37 * ?f10"/>
              <draw:equation draw:name="f39" draw:formula="sin(?f35)"/>
              <draw:equation draw:name="f40" draw:formula="0 - ?f39"/>
              <draw:equation draw:name="f41" draw:formula="?f40 * ?f14"/>
              <draw:equation draw:name="f42" draw:formula="sqrt(?f38 * ?f38 + ?f41 * ?f41 + 0 * 0)"/>
              <draw:equation draw:name="f43" draw:formula="?f10 * ?f14 / ?f42"/>
              <draw:equation draw:name="f44" draw:formula="?f40 * ?f43"/>
              <draw:equation draw:name="f45" draw:formula="?f3 - ?f44"/>
              <draw:equation draw:name="f46" draw:formula="?f37 * ?f43"/>
              <draw:equation draw:name="f47" draw:formula="?f5 - ?f46"/>
              <draw:equation draw:name="f48" draw:formula="?f45 - ?f10"/>
              <draw:equation draw:name="f49" draw:formula="?f47 - ?f14"/>
              <draw:equation draw:name="f50" draw:formula="?f45 + ?f10"/>
              <draw:equation draw:name="f51" draw:formula="?f47 + ?f14"/>
              <draw:equation draw:name="f52" draw:formula="?f32 + ?f2"/>
              <draw:equation draw:name="f53" draw:formula="?f52 * ?f12 / ?f1"/>
              <draw:equation draw:name="f54" draw:formula="0 - ?f53"/>
              <draw:equation draw:name="f55" draw:formula="cos(?f54)"/>
              <draw:equation draw:name="f56" draw:formula="0 - ?f55"/>
              <draw:equation draw:name="f57" draw:formula="?f56 * ?f10"/>
              <draw:equation draw:name="f58" draw:formula="sin(?f54)"/>
              <draw:equation draw:name="f59" draw:formula="0 - ?f58"/>
              <draw:equation draw:name="f60" draw:formula="?f59 * ?f14"/>
              <draw:equation draw:name="f61" draw:formula="sqrt(?f57 * ?f57 + ?f60 * ?f60 + 0 * 0)"/>
              <draw:equation draw:name="f62" draw:formula="?f10 * ?f14 / ?f61"/>
              <draw:equation draw:name="f63" draw:formula="?f59 * ?f62"/>
              <draw:equation draw:name="f64" draw:formula="?f45 + ?f63"/>
              <draw:equation draw:name="f65" draw:formula="?f56 * ?f62"/>
              <draw:equation draw:name="f66" draw:formula="?f47 + ?f65"/>
              <draw:equation draw:name="f67" draw:formula="if(?f31, ?f3, ?f48)"/>
              <draw:equation draw:name="f68" draw:formula="if(?f31, ?f5, ?f49)"/>
              <draw:equation draw:name="f69" draw:formula="if(?f31, ?f3, ?f50)"/>
              <draw:equation draw:name="f70" draw:formula="if(?f31, ?f5, ?f51)"/>
              <draw:equation draw:name="f71" draw:formula="if(?f31, ?f48, ?f64)"/>
              <draw:equation draw:name="f72" draw:formula="if(?f31, ?f49, ?f66)"/>
              <draw:equation draw:name="f73" draw:formula="if(?f31, ?f50, ?f64)"/>
              <draw:equation draw:name="f74" draw:formula="if(?f31, ?f51, ?f66)"/>
              <draw:equation draw:name="f75" draw:formula="0 + ?f31"/>
              <draw:equation draw:name="f76" draw:formula="0 + ?f2"/>
              <draw:equation draw:name="f77" draw:formula="?f76 * ?f12 / ?f1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0"/>
              <draw:equation draw:name="f82" draw:formula="sin(?f78)"/>
              <draw:equation draw:name="f83" draw:formula="0 - ?f82"/>
              <draw:equation draw:name="f84" draw:formula="?f83 * ?f14"/>
              <draw:equation draw:name="f85" draw:formula="sqrt(?f81 * ?f81 + ?f84 * ?f84 + 0 * 0)"/>
              <draw:equation draw:name="f86" draw:formula="?f10 * ?f14 / ?f85"/>
              <draw:equation draw:name="f87" draw:formula="?f83 * ?f86"/>
              <draw:equation draw:name="f88" draw:formula="?f4 - ?f87"/>
              <draw:equation draw:name="f89" draw:formula="?f80 * ?f86"/>
              <draw:equation draw:name="f90" draw:formula="?f15 - ?f89"/>
              <draw:equation draw:name="f91" draw:formula="?f88 - ?f10"/>
              <draw:equation draw:name="f92" draw:formula="?f90 - ?f14"/>
              <draw:equation draw:name="f93" draw:formula="?f88 + ?f10"/>
              <draw:equation draw:name="f94" draw:formula="?f90 + ?f14"/>
              <draw:equation draw:name="f95" draw:formula="?f75 + ?f2"/>
              <draw:equation draw:name="f96" draw:formula="?f95 * ?f12 / ?f1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0"/>
              <draw:equation draw:name="f101" draw:formula="sin(?f97)"/>
              <draw:equation draw:name="f102" draw:formula="0 - ?f101"/>
              <draw:equation draw:name="f103" draw:formula="?f102 * ?f14"/>
              <draw:equation draw:name="f104" draw:formula="sqrt(?f100 * ?f100 + ?f103 * ?f103 + 0 * 0)"/>
              <draw:equation draw:name="f105" draw:formula="?f10 * ?f14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31, ?f4, ?f91)"/>
              <draw:equation draw:name="f111" draw:formula="if(?f31, ?f15, ?f92)"/>
              <draw:equation draw:name="f112" draw:formula="if(?f31, ?f4, ?f93)"/>
              <draw:equation draw:name="f113" draw:formula="if(?f31, ?f15, ?f94)"/>
              <draw:equation draw:name="f114" draw:formula="if(?f31, ?f91, ?f107)"/>
              <draw:equation draw:name="f115" draw:formula="if(?f31, ?f92, ?f109)"/>
              <draw:equation draw:name="f116" draw:formula="if(?f31, ?f93, ?f107)"/>
              <draw:equation draw:name="f117" draw:formula="if(?f31, ?f94, ?f109)"/>
            </draw:enhanced-geometry>
          </draw:custom-shape>
          <draw:custom-shape svg:x="5.60607in" svg:y="4.32014in" svg:width="0.23232in" svg:height="1.06299in" draw:id="id66" draw:style-name="a387" draw:name="Right Bracket 8">
            <svg:title/>
            <svg:desc/>
            <text:p text:style-name="a386" text:class-names="" text:cond-style-name=""><text:span text:style-name="a385" text:class-names=""/></text:p>
            <draw:enhanced-geometry xmlns:dr3d="urn:oasis:names:tc:opendocument:xmlns:dr3d:1.0" draw:path-stretchpoint-x="21600" draw:path-stretchpoint-y="21600" draw:type="non-primitive" svg:viewBox="0 0 21600 21600" draw:enhanced-path="S M ?f3 ?f5 A ?f67 ?f68 ?f69 ?f70 ?f3 ?f5 ?f64 ?f66  W ?f71 ?f72 ?f73 ?f74 ?f3 ?f5 ?f64 ?f66 L ?f4 ?f15 A ?f110 ?f111 ?f112 ?f113 ?f4 ?f15 ?f107 ?f109  W ?f114 ?f115 ?f116 ?f117 ?f4 ?f15 ?f107 ?f109 Z N F M ?f3 ?f5 A ?f67 ?f68 ?f69 ?f70 ?f3 ?f5 ?f64 ?f66  W ?f71 ?f72 ?f73 ?f74 ?f3 ?f5 ?f64 ?f66 L ?f4 ?f15 A ?f110 ?f111 ?f112 ?f113 ?f4 ?f15 ?f107 ?f109  W ?f114 ?f115 ?f116 ?f117 ?f4 ?f15 ?f107 ?f109 N" draw:text-areas="?f3 ?f26 ?f25 ?f27" draw:glue-points="?f3 ?f5 ?f3 ?f6 ?f4 ?f9" draw:glue-point-leaving-directions="-180, -360, -270" draw:modifiers="833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min(?f10, ?f7)"/>
              <draw:equation draw:name="f12" draw:formula="5419351 / 1725033"/>
              <draw:equation draw:name="f13" draw:formula="$0"/>
              <draw:equation draw:name="f14" draw:formula="?f11 * ?f13 / 100000"/>
              <draw:equation draw:name="f15" draw:formula="?f6 - ?f14"/>
              <draw:equation draw:name="f16" draw:formula="2700000 + ?f2"/>
              <draw:equation draw:name="f17" draw:formula="?f16 * ?f12 / ?f1"/>
              <draw:equation draw:name="f18" draw:formula="0 - ?f17"/>
              <draw:equation draw:name="f19" draw:formula="sin(?f18)"/>
              <draw:equation draw:name="f20" draw:formula="0 - ?f19"/>
              <draw:equation draw:name="f21" draw:formula="?f20 * ?f10"/>
              <draw:equation draw:name="f22" draw:formula="cos(?f18)"/>
              <draw:equation draw:name="f23" draw:formula="0 - ?f22"/>
              <draw:equation draw:name="f24" draw:formula="?f23 * ?f14"/>
              <draw:equation draw:name="f25" draw:formula="?f3 + ?f21"/>
              <draw:equation draw:name="f26" draw:formula="?f14 - ?f24"/>
              <draw:equation draw:name="f27" draw:formula="?f6 + ?f24 - ?f14"/>
              <draw:equation draw:name="f28" draw:formula="21550000 - ?f2"/>
              <draw:equation draw:name="f29" draw:formula="if(?f28, ?f2, 21550000)"/>
              <draw:equation draw:name="f30" draw:formula="-21550000 - ?f29"/>
              <draw:equation draw:name="f31" draw:formula="if(?f30, -21550000, ?f29)"/>
              <draw:equation draw:name="f32" draw:formula="?f0 + ?f31"/>
              <draw:equation draw:name="f33" draw:formula="?f0 + ?f2"/>
              <draw:equation draw:name="f34" draw:formula="?f33 * ?f12 / ?f1"/>
              <draw:equation draw:name="f35" draw:formula="0 - ?f34"/>
              <draw:equation draw:name="f36" draw:formula="cos(?f35)"/>
              <draw:equation draw:name="f37" draw:formula="0 - ?f36"/>
              <draw:equation draw:name="f38" draw:formula="?f37 * ?f10"/>
              <draw:equation draw:name="f39" draw:formula="sin(?f35)"/>
              <draw:equation draw:name="f40" draw:formula="0 - ?f39"/>
              <draw:equation draw:name="f41" draw:formula="?f40 * ?f14"/>
              <draw:equation draw:name="f42" draw:formula="sqrt(?f38 * ?f38 + ?f41 * ?f41 + 0 * 0)"/>
              <draw:equation draw:name="f43" draw:formula="?f10 * ?f14 / ?f42"/>
              <draw:equation draw:name="f44" draw:formula="?f40 * ?f43"/>
              <draw:equation draw:name="f45" draw:formula="?f3 - ?f44"/>
              <draw:equation draw:name="f46" draw:formula="?f37 * ?f43"/>
              <draw:equation draw:name="f47" draw:formula="?f5 - ?f46"/>
              <draw:equation draw:name="f48" draw:formula="?f45 - ?f10"/>
              <draw:equation draw:name="f49" draw:formula="?f47 - ?f14"/>
              <draw:equation draw:name="f50" draw:formula="?f45 + ?f10"/>
              <draw:equation draw:name="f51" draw:formula="?f47 + ?f14"/>
              <draw:equation draw:name="f52" draw:formula="?f32 + ?f2"/>
              <draw:equation draw:name="f53" draw:formula="?f52 * ?f12 / ?f1"/>
              <draw:equation draw:name="f54" draw:formula="0 - ?f53"/>
              <draw:equation draw:name="f55" draw:formula="cos(?f54)"/>
              <draw:equation draw:name="f56" draw:formula="0 - ?f55"/>
              <draw:equation draw:name="f57" draw:formula="?f56 * ?f10"/>
              <draw:equation draw:name="f58" draw:formula="sin(?f54)"/>
              <draw:equation draw:name="f59" draw:formula="0 - ?f58"/>
              <draw:equation draw:name="f60" draw:formula="?f59 * ?f14"/>
              <draw:equation draw:name="f61" draw:formula="sqrt(?f57 * ?f57 + ?f60 * ?f60 + 0 * 0)"/>
              <draw:equation draw:name="f62" draw:formula="?f10 * ?f14 / ?f61"/>
              <draw:equation draw:name="f63" draw:formula="?f59 * ?f62"/>
              <draw:equation draw:name="f64" draw:formula="?f45 + ?f63"/>
              <draw:equation draw:name="f65" draw:formula="?f56 * ?f62"/>
              <draw:equation draw:name="f66" draw:formula="?f47 + ?f65"/>
              <draw:equation draw:name="f67" draw:formula="if(?f31, ?f3, ?f48)"/>
              <draw:equation draw:name="f68" draw:formula="if(?f31, ?f5, ?f49)"/>
              <draw:equation draw:name="f69" draw:formula="if(?f31, ?f3, ?f50)"/>
              <draw:equation draw:name="f70" draw:formula="if(?f31, ?f5, ?f51)"/>
              <draw:equation draw:name="f71" draw:formula="if(?f31, ?f48, ?f64)"/>
              <draw:equation draw:name="f72" draw:formula="if(?f31, ?f49, ?f66)"/>
              <draw:equation draw:name="f73" draw:formula="if(?f31, ?f50, ?f64)"/>
              <draw:equation draw:name="f74" draw:formula="if(?f31, ?f51, ?f66)"/>
              <draw:equation draw:name="f75" draw:formula="0 + ?f31"/>
              <draw:equation draw:name="f76" draw:formula="0 + ?f2"/>
              <draw:equation draw:name="f77" draw:formula="?f76 * ?f12 / ?f1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0"/>
              <draw:equation draw:name="f82" draw:formula="sin(?f78)"/>
              <draw:equation draw:name="f83" draw:formula="0 - ?f82"/>
              <draw:equation draw:name="f84" draw:formula="?f83 * ?f14"/>
              <draw:equation draw:name="f85" draw:formula="sqrt(?f81 * ?f81 + ?f84 * ?f84 + 0 * 0)"/>
              <draw:equation draw:name="f86" draw:formula="?f10 * ?f14 / ?f85"/>
              <draw:equation draw:name="f87" draw:formula="?f83 * ?f86"/>
              <draw:equation draw:name="f88" draw:formula="?f4 - ?f87"/>
              <draw:equation draw:name="f89" draw:formula="?f80 * ?f86"/>
              <draw:equation draw:name="f90" draw:formula="?f15 - ?f89"/>
              <draw:equation draw:name="f91" draw:formula="?f88 - ?f10"/>
              <draw:equation draw:name="f92" draw:formula="?f90 - ?f14"/>
              <draw:equation draw:name="f93" draw:formula="?f88 + ?f10"/>
              <draw:equation draw:name="f94" draw:formula="?f90 + ?f14"/>
              <draw:equation draw:name="f95" draw:formula="?f75 + ?f2"/>
              <draw:equation draw:name="f96" draw:formula="?f95 * ?f12 / ?f1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0"/>
              <draw:equation draw:name="f101" draw:formula="sin(?f97)"/>
              <draw:equation draw:name="f102" draw:formula="0 - ?f101"/>
              <draw:equation draw:name="f103" draw:formula="?f102 * ?f14"/>
              <draw:equation draw:name="f104" draw:formula="sqrt(?f100 * ?f100 + ?f103 * ?f103 + 0 * 0)"/>
              <draw:equation draw:name="f105" draw:formula="?f10 * ?f14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31, ?f4, ?f91)"/>
              <draw:equation draw:name="f111" draw:formula="if(?f31, ?f15, ?f92)"/>
              <draw:equation draw:name="f112" draw:formula="if(?f31, ?f4, ?f93)"/>
              <draw:equation draw:name="f113" draw:formula="if(?f31, ?f15, ?f94)"/>
              <draw:equation draw:name="f114" draw:formula="if(?f31, ?f91, ?f107)"/>
              <draw:equation draw:name="f115" draw:formula="if(?f31, ?f92, ?f109)"/>
              <draw:equation draw:name="f116" draw:formula="if(?f31, ?f93, ?f107)"/>
              <draw:equation draw:name="f117" draw:formula="if(?f31, ?f94, ?f109)"/>
            </draw:enhanced-geometry>
          </draw:custom-shape>
          <draw:frame draw:id="id67" draw:style-name="a391" draw:name="TextBox 11" svg:x="5.8599in" svg:y="2.67949in" svg:width="1.25807in" svg:height="0.70684in">
            <draw:text-box>
              <text:p text:style-name="a390" text:class-names="" text:cond-style-name=""><text:span text:style-name="a388" text:class-names="">DICOM <text:s text:c="10"/>dictionary</text:span><text:span text:style-name="a389" text:class-names=""/></text:p>
            </draw:text-box>
            <svg:title/>
            <svg:desc/>
          </draw:frame>
          <draw:frame draw:id="id68" draw:style-name="a397" draw:name="TextBox 12" svg:x="5.8599in" svg:y="4.49822in" svg:width="1.25807in" svg:height="0.70684in">
            <draw:text-box>
              <text:p text:style-name="a396" text:class-names="" text:cond-style-name=""><text:span text:style-name="a392" text:class-names="">BID</text:span><text:span text:style-name="a393" text:class-names="">S</text:span><text:span text:style-name="a394" text:class-names=""><text:s text:c="11"/>dictionary</text:span><text:span text:style-name="a395" text:class-names=""/></text:p>
            </draw:text-box>
            <svg:title/>
            <svg:desc/>
          </draw:frame>
          <draw:custom-shape svg:x="8.50435in" svg:y="1.64298in" svg:width="0.23232in" svg:height="3.74016in" draw:id="id69" draw:style-name="a400" draw:name="Right Bracket 13">
            <svg:title/>
            <svg:desc/>
            <text:p text:style-name="a399" text:class-names="" text:cond-style-name=""><text:span text:style-name="a398" text:class-names=""/></text:p>
            <draw:enhanced-geometry xmlns:dr3d="urn:oasis:names:tc:opendocument:xmlns:dr3d:1.0" draw:path-stretchpoint-x="21600" draw:path-stretchpoint-y="21600" draw:type="non-primitive" svg:viewBox="0 0 21600 21600" draw:enhanced-path="S M ?f3 ?f5 A ?f67 ?f68 ?f69 ?f70 ?f3 ?f5 ?f64 ?f66  W ?f71 ?f72 ?f73 ?f74 ?f3 ?f5 ?f64 ?f66 L ?f4 ?f15 A ?f110 ?f111 ?f112 ?f113 ?f4 ?f15 ?f107 ?f109  W ?f114 ?f115 ?f116 ?f117 ?f4 ?f15 ?f107 ?f109 Z N F M ?f3 ?f5 A ?f67 ?f68 ?f69 ?f70 ?f3 ?f5 ?f64 ?f66  W ?f71 ?f72 ?f73 ?f74 ?f3 ?f5 ?f64 ?f66 L ?f4 ?f15 A ?f110 ?f111 ?f112 ?f113 ?f4 ?f15 ?f107 ?f109  W ?f114 ?f115 ?f116 ?f117 ?f4 ?f15 ?f107 ?f109 N" draw:text-areas="?f3 ?f26 ?f25 ?f27" draw:glue-points="?f3 ?f5 ?f3 ?f6 ?f4 ?f9" draw:glue-point-leaving-directions="-180, -360, -270" draw:modifiers="833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min(?f10, ?f7)"/>
              <draw:equation draw:name="f12" draw:formula="5419351 / 1725033"/>
              <draw:equation draw:name="f13" draw:formula="$0"/>
              <draw:equation draw:name="f14" draw:formula="?f11 * ?f13 / 100000"/>
              <draw:equation draw:name="f15" draw:formula="?f6 - ?f14"/>
              <draw:equation draw:name="f16" draw:formula="2700000 + ?f2"/>
              <draw:equation draw:name="f17" draw:formula="?f16 * ?f12 / ?f1"/>
              <draw:equation draw:name="f18" draw:formula="0 - ?f17"/>
              <draw:equation draw:name="f19" draw:formula="sin(?f18)"/>
              <draw:equation draw:name="f20" draw:formula="0 - ?f19"/>
              <draw:equation draw:name="f21" draw:formula="?f20 * ?f10"/>
              <draw:equation draw:name="f22" draw:formula="cos(?f18)"/>
              <draw:equation draw:name="f23" draw:formula="0 - ?f22"/>
              <draw:equation draw:name="f24" draw:formula="?f23 * ?f14"/>
              <draw:equation draw:name="f25" draw:formula="?f3 + ?f21"/>
              <draw:equation draw:name="f26" draw:formula="?f14 - ?f24"/>
              <draw:equation draw:name="f27" draw:formula="?f6 + ?f24 - ?f14"/>
              <draw:equation draw:name="f28" draw:formula="21550000 - ?f2"/>
              <draw:equation draw:name="f29" draw:formula="if(?f28, ?f2, 21550000)"/>
              <draw:equation draw:name="f30" draw:formula="-21550000 - ?f29"/>
              <draw:equation draw:name="f31" draw:formula="if(?f30, -21550000, ?f29)"/>
              <draw:equation draw:name="f32" draw:formula="?f0 + ?f31"/>
              <draw:equation draw:name="f33" draw:formula="?f0 + ?f2"/>
              <draw:equation draw:name="f34" draw:formula="?f33 * ?f12 / ?f1"/>
              <draw:equation draw:name="f35" draw:formula="0 - ?f34"/>
              <draw:equation draw:name="f36" draw:formula="cos(?f35)"/>
              <draw:equation draw:name="f37" draw:formula="0 - ?f36"/>
              <draw:equation draw:name="f38" draw:formula="?f37 * ?f10"/>
              <draw:equation draw:name="f39" draw:formula="sin(?f35)"/>
              <draw:equation draw:name="f40" draw:formula="0 - ?f39"/>
              <draw:equation draw:name="f41" draw:formula="?f40 * ?f14"/>
              <draw:equation draw:name="f42" draw:formula="sqrt(?f38 * ?f38 + ?f41 * ?f41 + 0 * 0)"/>
              <draw:equation draw:name="f43" draw:formula="?f10 * ?f14 / ?f42"/>
              <draw:equation draw:name="f44" draw:formula="?f40 * ?f43"/>
              <draw:equation draw:name="f45" draw:formula="?f3 - ?f44"/>
              <draw:equation draw:name="f46" draw:formula="?f37 * ?f43"/>
              <draw:equation draw:name="f47" draw:formula="?f5 - ?f46"/>
              <draw:equation draw:name="f48" draw:formula="?f45 - ?f10"/>
              <draw:equation draw:name="f49" draw:formula="?f47 - ?f14"/>
              <draw:equation draw:name="f50" draw:formula="?f45 + ?f10"/>
              <draw:equation draw:name="f51" draw:formula="?f47 + ?f14"/>
              <draw:equation draw:name="f52" draw:formula="?f32 + ?f2"/>
              <draw:equation draw:name="f53" draw:formula="?f52 * ?f12 / ?f1"/>
              <draw:equation draw:name="f54" draw:formula="0 - ?f53"/>
              <draw:equation draw:name="f55" draw:formula="cos(?f54)"/>
              <draw:equation draw:name="f56" draw:formula="0 - ?f55"/>
              <draw:equation draw:name="f57" draw:formula="?f56 * ?f10"/>
              <draw:equation draw:name="f58" draw:formula="sin(?f54)"/>
              <draw:equation draw:name="f59" draw:formula="0 - ?f58"/>
              <draw:equation draw:name="f60" draw:formula="?f59 * ?f14"/>
              <draw:equation draw:name="f61" draw:formula="sqrt(?f57 * ?f57 + ?f60 * ?f60 + 0 * 0)"/>
              <draw:equation draw:name="f62" draw:formula="?f10 * ?f14 / ?f61"/>
              <draw:equation draw:name="f63" draw:formula="?f59 * ?f62"/>
              <draw:equation draw:name="f64" draw:formula="?f45 + ?f63"/>
              <draw:equation draw:name="f65" draw:formula="?f56 * ?f62"/>
              <draw:equation draw:name="f66" draw:formula="?f47 + ?f65"/>
              <draw:equation draw:name="f67" draw:formula="if(?f31, ?f3, ?f48)"/>
              <draw:equation draw:name="f68" draw:formula="if(?f31, ?f5, ?f49)"/>
              <draw:equation draw:name="f69" draw:formula="if(?f31, ?f3, ?f50)"/>
              <draw:equation draw:name="f70" draw:formula="if(?f31, ?f5, ?f51)"/>
              <draw:equation draw:name="f71" draw:formula="if(?f31, ?f48, ?f64)"/>
              <draw:equation draw:name="f72" draw:formula="if(?f31, ?f49, ?f66)"/>
              <draw:equation draw:name="f73" draw:formula="if(?f31, ?f50, ?f64)"/>
              <draw:equation draw:name="f74" draw:formula="if(?f31, ?f51, ?f66)"/>
              <draw:equation draw:name="f75" draw:formula="0 + ?f31"/>
              <draw:equation draw:name="f76" draw:formula="0 + ?f2"/>
              <draw:equation draw:name="f77" draw:formula="?f76 * ?f12 / ?f1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0"/>
              <draw:equation draw:name="f82" draw:formula="sin(?f78)"/>
              <draw:equation draw:name="f83" draw:formula="0 - ?f82"/>
              <draw:equation draw:name="f84" draw:formula="?f83 * ?f14"/>
              <draw:equation draw:name="f85" draw:formula="sqrt(?f81 * ?f81 + ?f84 * ?f84 + 0 * 0)"/>
              <draw:equation draw:name="f86" draw:formula="?f10 * ?f14 / ?f85"/>
              <draw:equation draw:name="f87" draw:formula="?f83 * ?f86"/>
              <draw:equation draw:name="f88" draw:formula="?f4 - ?f87"/>
              <draw:equation draw:name="f89" draw:formula="?f80 * ?f86"/>
              <draw:equation draw:name="f90" draw:formula="?f15 - ?f89"/>
              <draw:equation draw:name="f91" draw:formula="?f88 - ?f10"/>
              <draw:equation draw:name="f92" draw:formula="?f90 - ?f14"/>
              <draw:equation draw:name="f93" draw:formula="?f88 + ?f10"/>
              <draw:equation draw:name="f94" draw:formula="?f90 + ?f14"/>
              <draw:equation draw:name="f95" draw:formula="?f75 + ?f2"/>
              <draw:equation draw:name="f96" draw:formula="?f95 * ?f12 / ?f1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0"/>
              <draw:equation draw:name="f101" draw:formula="sin(?f97)"/>
              <draw:equation draw:name="f102" draw:formula="0 - ?f101"/>
              <draw:equation draw:name="f103" draw:formula="?f102 * ?f14"/>
              <draw:equation draw:name="f104" draw:formula="sqrt(?f100 * ?f100 + ?f103 * ?f103 + 0 * 0)"/>
              <draw:equation draw:name="f105" draw:formula="?f10 * ?f14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31, ?f4, ?f91)"/>
              <draw:equation draw:name="f111" draw:formula="if(?f31, ?f15, ?f92)"/>
              <draw:equation draw:name="f112" draw:formula="if(?f31, ?f4, ?f93)"/>
              <draw:equation draw:name="f113" draw:formula="if(?f31, ?f15, ?f94)"/>
              <draw:equation draw:name="f114" draw:formula="if(?f31, ?f91, ?f107)"/>
              <draw:equation draw:name="f115" draw:formula="if(?f31, ?f92, ?f109)"/>
              <draw:equation draw:name="f116" draw:formula="if(?f31, ?f93, ?f107)"/>
              <draw:equation draw:name="f117" draw:formula="if(?f31, ?f94, ?f109)"/>
            </draw:enhanced-geometry>
          </draw:custom-shape>
          <draw:frame draw:id="id70" draw:style-name="a405" draw:name="TextBox 14" svg:x="8.73668in" svg:y="3.29818in" svg:width="1.25807in" svg:height="0.40391in">
            <draw:text-box>
              <text:p text:style-name="a404" text:class-names="" text:cond-style-name=""><text:span text:style-name="a401" text:class-names="">r</text:span><text:span text:style-name="a402" text:class-names="">un item</text:span><text:span text:style-name="a403" text:class-names=""/></text:p>
            </draw:text-box>
            <svg:title/>
            <svg:desc/>
          </draw:frame>
          <draw:frame draw:id="id71" draw:style-name="a410" draw:name="TextBox 15" svg:x="7.48066in" svg:y="3.50014in" svg:width="1.25807in" svg:height="0.70684in">
            <draw:text-box>
              <text:p text:style-name="a409" text:class-names="" text:cond-style-name=""><text:span text:style-name="a406" text:class-names="">BIDS</text:span><text:span text:style-name="a407" text:class-names="">-mapping</text:span><text:span text:style-name="a408" text:class-names=""/></text:p>
            </draw:text-box>
            <svg:title/>
            <svg:desc/>
          </draw:frame>
          <draw:custom-shape svg:x="6.99616in" svg:y="2.95173in" svg:width="0.46299in" svg:height="1.85956in" draw:id="id72" draw:style-name="a413" draw:name="Arrow: Curved Left 16">
            <svg:title/>
            <svg:desc/>
            <text:p text:style-name="a412" text:class-names="" text:cond-style-name=""><text:span text:style-name="a411" text:class-names=""/></text:p>
            <draw:enhanced-geometry xmlns:dr3d="urn:oasis:names:tc:opendocument:xmlns:dr3d:1.0" draw:path-stretchpoint-x="21600" draw:path-stretchpoint-y="21600" draw:type="non-primitive" svg:viewBox="0 0 21600 21600" draw:enhanced-path="S M ?f3 ?f39 L ?f40 ?f36 ?f40 ?f32 A ?f97 ?f98 ?f99 ?f100 ?f40 ?f32 ?f94 ?f96  W ?f101 ?f102 ?f103 ?f104 ?f40 ?f32 ?f94 ?f96 A ?f144 ?f145 ?f146 ?f147 ?f94 ?f96 ?f141 ?f143  W ?f148 ?f149 ?f150 ?f151 ?f94 ?f96 ?f141 ?f143 L ?f40 ?f37 Z N S M ?f4 ?f26 A ?f191 ?f192 ?f193 ?f194 ?f4 ?f26 ?f188 ?f190  W ?f195 ?f196 ?f197 ?f198 ?f4 ?f26 ?f188 ?f190 L ?f3 ?f5 A ?f238 ?f239 ?f240 ?f241 ?f3 ?f5 ?f235 ?f237  W ?f242 ?f243 ?f244 ?f245 ?f3 ?f5 ?f235 ?f237 Z N F M ?f4 ?f26 A ?f191 ?f192 ?f193 ?f194 ?f4 ?f26 ?f188 ?f190  W ?f195 ?f196 ?f197 ?f198 ?f4 ?f26 ?f188 ?f190 L ?f3 ?f5 A ?f238 ?f239 ?f240 ?f241 ?f3 ?f5 ?f235 ?f237  W ?f242 ?f243 ?f244 ?f245 ?f3 ?f5 ?f235 ?f237 L ?f4 ?f26 A ?f266 ?f267 ?f268 ?f269 ?f4 ?f26 ?f263 ?f265  W ?f270 ?f271 ?f272 ?f273 ?f4 ?f26 ?f263 ?f265 L ?f40 ?f37 ?f3 ?f39 ?f40 ?f36 ?f40 ?f32 A ?f97 ?f98 ?f99 ?f100 ?f40 ?f32 ?f94 ?f96  W ?f101 ?f102 ?f103 ?f104 ?f40 ?f32 ?f94 ?f96 N" draw:text-areas="?f3 ?f5 ?f4 ?f6" draw:glue-points="?f3 ?f48 ?f40 ?f36 ?f3 ?f39 ?f40 ?f37 ?f4 ?f47" draw:glue-point-leaving-directions="-270, -270, -90.002, -180, -90" draw:modifiers="25000 50000 250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4 - ?f3"/>
              <draw:equation draw:name="f10" draw:formula="min(?f9, ?f7)"/>
              <draw:equation draw:name="f11" draw:formula="5419351 / 1725033"/>
              <draw:equation draw:name="f12" draw:formula="$1"/>
              <draw:equation draw:name="f13" draw:formula="$0"/>
              <draw:equation draw:name="f14" draw:formula="?f10 * ?f13 / 100000"/>
              <draw:equation draw:name="f15" draw:formula="?f10 * ?f12 / 100000"/>
              <draw:equation draw:name="f16" draw:formula="(?f14 + ?f15) / 4"/>
              <draw:equation draw:name="f17" draw:formula="?f8 - ?f16"/>
              <draw:equation draw:name="f18" draw:formula="?f17 * 2"/>
              <draw:equation draw:name="f19" draw:formula="?f18 * ?f18"/>
              <draw:equation draw:name="f20" draw:formula="?f14 * ?f14"/>
              <draw:equation draw:name="f21" draw:formula="?f19 - ?f20"/>
              <draw:equation draw:name="f22" draw:formula="sqrt(?f21)"/>
              <draw:equation draw:name="f23" draw:formula="?f22 * ?f9 / ?f18"/>
              <draw:equation draw:name="f24" draw:formula="$2"/>
              <draw:equation draw:name="f25" draw:formula="?f10 * ?f24 / 100000"/>
              <draw:equation draw:name="f26" draw:formula="?f17 + ?f14"/>
              <draw:equation draw:name="f27" draw:formula="?f9 * ?f9"/>
              <draw:equation draw:name="f28" draw:formula="?f25 * ?f25"/>
              <draw:equation draw:name="f29" draw:formula="?f27 - ?f28"/>
              <draw:equation draw:name="f30" draw:formula="sqrt(?f29)"/>
              <draw:equation draw:name="f31" draw:formula="?f30 * ?f17 / ?f9"/>
              <draw:equation draw:name="f32" draw:formula="?f17 + ?f31"/>
              <draw:equation draw:name="f33" draw:formula="?f26 + ?f31"/>
              <draw:equation draw:name="f34" draw:formula="?f15 - ?f14"/>
              <draw:equation draw:name="f35" draw:formula="?f34 / 2"/>
              <draw:equation draw:name="f36" draw:formula="?f32 - ?f35"/>
              <draw:equation draw:name="f37" draw:formula="?f33 + ?f35"/>
              <draw:equation draw:name="f38" draw:formula="?f15 / 2"/>
              <draw:equation draw:name="f39" draw:formula="?f6 - ?f38"/>
              <draw:equation draw:name="f40" draw:formula="?f3 + ?f25"/>
              <draw:equation draw:name="f41" draw:formula="0 - ?f25"/>
              <draw:equation draw:name="f42" draw:formula="0 - ?f31"/>
              <draw:equation draw:name="f43" draw:formula="atan2(?f41, ?f42)"/>
              <draw:equation draw:name="f44" draw:formula="0 - ?f43"/>
              <draw:equation draw:name="f45" draw:formula="?f44 * ?f1 / ?f11"/>
              <draw:equation draw:name="f46" draw:formula="?f45 - ?f2"/>
              <draw:equation draw:name="f47" draw:formula="(?f17 + ?f26) / 2"/>
              <draw:equation draw:name="f48" draw:formula="?f14 / 2"/>
              <draw:equation draw:name="f49" draw:formula="0 - ?f23"/>
              <draw:equation draw:name="f50" draw:formula="0 - ?f48"/>
              <draw:equation draw:name="f51" draw:formula="atan2(?f49, ?f50)"/>
              <draw:equation draw:name="f52" draw:formula="0 - ?f51"/>
              <draw:equation draw:name="f53" draw:formula="?f52 * ?f1 / ?f11"/>
              <draw:equation draw:name="f54" draw:formula="?f53 - ?f2"/>
              <draw:equation draw:name="f55" draw:formula="?f54 - ?f46"/>
              <draw:equation draw:name="f56" draw:formula="?f46 + ?f54"/>
              <draw:equation draw:name="f57" draw:formula="0 - ?f54"/>
              <draw:equation draw:name="f58" draw:formula="21550000 - ?f55"/>
              <draw:equation draw:name="f59" draw:formula="if(?f58, ?f55, 21550000)"/>
              <draw:equation draw:name="f60" draw:formula="-21550000 - ?f59"/>
              <draw:equation draw:name="f61" draw:formula="if(?f60, -21550000, ?f59)"/>
              <draw:equation draw:name="f62" draw:formula="?f46 + ?f61"/>
              <draw:equation draw:name="f63" draw:formula="?f46 + ?f2"/>
              <draw:equation draw:name="f64" draw:formula="?f63 * ?f11 / ?f1"/>
              <draw:equation draw:name="f65" draw:formula="0 - ?f64"/>
              <draw:equation draw:name="f66" draw:formula="cos(?f65)"/>
              <draw:equation draw:name="f67" draw:formula="0 - ?f66"/>
              <draw:equation draw:name="f68" draw:formula="?f67 * ?f9"/>
              <draw:equation draw:name="f69" draw:formula="sin(?f65)"/>
              <draw:equation draw:name="f70" draw:formula="0 - ?f69"/>
              <draw:equation draw:name="f71" draw:formula="?f70 * ?f17"/>
              <draw:equation draw:name="f72" draw:formula="sqrt(?f68 * ?f68 + ?f71 * ?f71 + 0 * 0)"/>
              <draw:equation draw:name="f73" draw:formula="?f9 * ?f17 / ?f72"/>
              <draw:equation draw:name="f74" draw:formula="?f70 * ?f73"/>
              <draw:equation draw:name="f75" draw:formula="?f40 - ?f74"/>
              <draw:equation draw:name="f76" draw:formula="?f67 * ?f73"/>
              <draw:equation draw:name="f77" draw:formula="?f32 - ?f76"/>
              <draw:equation draw:name="f78" draw:formula="?f75 - ?f9"/>
              <draw:equation draw:name="f79" draw:formula="?f77 - ?f17"/>
              <draw:equation draw:name="f80" draw:formula="?f75 + ?f9"/>
              <draw:equation draw:name="f81" draw:formula="?f77 + ?f17"/>
              <draw:equation draw:name="f82" draw:formula="?f62 + ?f2"/>
              <draw:equation draw:name="f83" draw:formula="?f82 * ?f11 / ?f1"/>
              <draw:equation draw:name="f84" draw:formula="0 - ?f83"/>
              <draw:equation draw:name="f85" draw:formula="cos(?f84)"/>
              <draw:equation draw:name="f86" draw:formula="0 - ?f85"/>
              <draw:equation draw:name="f87" draw:formula="?f86 * ?f9"/>
              <draw:equation draw:name="f88" draw:formula="sin(?f84)"/>
              <draw:equation draw:name="f89" draw:formula="0 - ?f88"/>
              <draw:equation draw:name="f90" draw:formula="?f89 * ?f17"/>
              <draw:equation draw:name="f91" draw:formula="sqrt(?f87 * ?f87 + ?f90 * ?f90 + 0 * 0)"/>
              <draw:equation draw:name="f92" draw:formula="?f9 * ?f17 / ?f91"/>
              <draw:equation draw:name="f93" draw:formula="?f89 * ?f92"/>
              <draw:equation draw:name="f94" draw:formula="?f75 + ?f93"/>
              <draw:equation draw:name="f95" draw:formula="?f86 * ?f92"/>
              <draw:equation draw:name="f96" draw:formula="?f77 + ?f95"/>
              <draw:equation draw:name="f97" draw:formula="if(?f61, ?f40, ?f78)"/>
              <draw:equation draw:name="f98" draw:formula="if(?f61, ?f32, ?f79)"/>
              <draw:equation draw:name="f99" draw:formula="if(?f61, ?f40, ?f80)"/>
              <draw:equation draw:name="f100" draw:formula="if(?f61, ?f32, ?f81)"/>
              <draw:equation draw:name="f101" draw:formula="if(?f61, ?f78, ?f94)"/>
              <draw:equation draw:name="f102" draw:formula="if(?f61, ?f79, ?f96)"/>
              <draw:equation draw:name="f103" draw:formula="if(?f61, ?f80, ?f94)"/>
              <draw:equation draw:name="f104" draw:formula="if(?f61, ?f81, ?f96)"/>
              <draw:equation draw:name="f105" draw:formula="21550000 - ?f56"/>
              <draw:equation draw:name="f106" draw:formula="if(?f105, ?f56, 21550000)"/>
              <draw:equation draw:name="f107" draw:formula="-21550000 - ?f106"/>
              <draw:equation draw:name="f108" draw:formula="if(?f107, -21550000, ?f106)"/>
              <draw:equation draw:name="f109" draw:formula="?f57 + ?f108"/>
              <draw:equation draw:name="f110" draw:formula="?f57 + ?f2"/>
              <draw:equation draw:name="f111" draw:formula="?f110 * ?f11 / ?f1"/>
              <draw:equation draw:name="f112" draw:formula="0 - ?f111"/>
              <draw:equation draw:name="f113" draw:formula="cos(?f112)"/>
              <draw:equation draw:name="f114" draw:formula="0 - ?f113"/>
              <draw:equation draw:name="f115" draw:formula="?f114 * ?f9"/>
              <draw:equation draw:name="f116" draw:formula="sin(?f112)"/>
              <draw:equation draw:name="f117" draw:formula="0 - ?f116"/>
              <draw:equation draw:name="f118" draw:formula="?f117 * ?f17"/>
              <draw:equation draw:name="f119" draw:formula="sqrt(?f115 * ?f115 + ?f118 * ?f118 + 0 * 0)"/>
              <draw:equation draw:name="f120" draw:formula="?f9 * ?f17 / ?f119"/>
              <draw:equation draw:name="f121" draw:formula="?f117 * ?f120"/>
              <draw:equation draw:name="f122" draw:formula="?f94 - ?f121"/>
              <draw:equation draw:name="f123" draw:formula="?f114 * ?f120"/>
              <draw:equation draw:name="f124" draw:formula="?f96 - ?f123"/>
              <draw:equation draw:name="f125" draw:formula="?f122 - ?f9"/>
              <draw:equation draw:name="f126" draw:formula="?f124 - ?f17"/>
              <draw:equation draw:name="f127" draw:formula="?f122 + ?f9"/>
              <draw:equation draw:name="f128" draw:formula="?f124 + ?f17"/>
              <draw:equation draw:name="f129" draw:formula="?f109 + ?f2"/>
              <draw:equation draw:name="f130" draw:formula="?f129 * ?f11 / ?f1"/>
              <draw:equation draw:name="f131" draw:formula="0 - ?f130"/>
              <draw:equation draw:name="f132" draw:formula="cos(?f131)"/>
              <draw:equation draw:name="f133" draw:formula="0 - ?f132"/>
              <draw:equation draw:name="f134" draw:formula="?f133 * ?f9"/>
              <draw:equation draw:name="f135" draw:formula="sin(?f131)"/>
              <draw:equation draw:name="f136" draw:formula="0 - ?f135"/>
              <draw:equation draw:name="f137" draw:formula="?f136 * ?f17"/>
              <draw:equation draw:name="f138" draw:formula="sqrt(?f134 * ?f134 + ?f137 * ?f137 + 0 * 0)"/>
              <draw:equation draw:name="f139" draw:formula="?f9 * ?f17 / ?f138"/>
              <draw:equation draw:name="f140" draw:formula="?f136 * ?f139"/>
              <draw:equation draw:name="f141" draw:formula="?f122 + ?f140"/>
              <draw:equation draw:name="f142" draw:formula="?f133 * ?f139"/>
              <draw:equation draw:name="f143" draw:formula="?f124 + ?f142"/>
              <draw:equation draw:name="f144" draw:formula="if(?f108, ?f94, ?f125)"/>
              <draw:equation draw:name="f145" draw:formula="if(?f108, ?f96, ?f126)"/>
              <draw:equation draw:name="f146" draw:formula="if(?f108, ?f94, ?f127)"/>
              <draw:equation draw:name="f147" draw:formula="if(?f108, ?f96, ?f128)"/>
              <draw:equation draw:name="f148" draw:formula="if(?f108, ?f125, ?f141)"/>
              <draw:equation draw:name="f149" draw:formula="if(?f108, ?f126, ?f143)"/>
              <draw:equation draw:name="f150" draw:formula="if(?f108, ?f127, ?f141)"/>
              <draw:equation draw:name="f151" draw:formula="if(?f108, ?f128, ?f143)"/>
              <draw:equation draw:name="f152" draw:formula="21550000 - -5400000"/>
              <draw:equation draw:name="f153" draw:formula="if(?f152, -5400000, 21550000)"/>
              <draw:equation draw:name="f154" draw:formula="-21550000 - ?f153"/>
              <draw:equation draw:name="f155" draw:formula="if(?f154, -21550000, ?f153)"/>
              <draw:equation draw:name="f156" draw:formula="0 + ?f155"/>
              <draw:equation draw:name="f157" draw:formula="0 + ?f2"/>
              <draw:equation draw:name="f158" draw:formula="?f157 * ?f11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9"/>
              <draw:equation draw:name="f163" draw:formula="sin(?f159)"/>
              <draw:equation draw:name="f164" draw:formula="0 - ?f163"/>
              <draw:equation draw:name="f165" draw:formula="?f164 * ?f17"/>
              <draw:equation draw:name="f166" draw:formula="sqrt(?f162 * ?f162 + ?f165 * ?f165 + 0 * 0)"/>
              <draw:equation draw:name="f167" draw:formula="?f9 * ?f17 / ?f166"/>
              <draw:equation draw:name="f168" draw:formula="?f164 * ?f167"/>
              <draw:equation draw:name="f169" draw:formula="?f4 - ?f168"/>
              <draw:equation draw:name="f170" draw:formula="?f161 * ?f167"/>
              <draw:equation draw:name="f171" draw:formula="?f26 - ?f170"/>
              <draw:equation draw:name="f172" draw:formula="?f169 - ?f9"/>
              <draw:equation draw:name="f173" draw:formula="?f171 - ?f17"/>
              <draw:equation draw:name="f174" draw:formula="?f169 + ?f9"/>
              <draw:equation draw:name="f175" draw:formula="?f171 + ?f17"/>
              <draw:equation draw:name="f176" draw:formula="?f156 + ?f2"/>
              <draw:equation draw:name="f177" draw:formula="?f176 * ?f11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9"/>
              <draw:equation draw:name="f182" draw:formula="sin(?f178)"/>
              <draw:equation draw:name="f183" draw:formula="0 - ?f182"/>
              <draw:equation draw:name="f184" draw:formula="?f183 * ?f17"/>
              <draw:equation draw:name="f185" draw:formula="sqrt(?f181 * ?f181 + ?f184 * ?f184 + 0 * 0)"/>
              <draw:equation draw:name="f186" draw:formula="?f9 * ?f17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155, ?f4, ?f172)"/>
              <draw:equation draw:name="f192" draw:formula="if(?f155, ?f26, ?f173)"/>
              <draw:equation draw:name="f193" draw:formula="if(?f155, ?f4, ?f174)"/>
              <draw:equation draw:name="f194" draw:formula="if(?f155, ?f26, ?f175)"/>
              <draw:equation draw:name="f195" draw:formula="if(?f155, ?f172, ?f188)"/>
              <draw:equation draw:name="f196" draw:formula="if(?f155, ?f173, ?f190)"/>
              <draw:equation draw:name="f197" draw:formula="if(?f155, ?f174, ?f188)"/>
              <draw:equation draw:name="f198" draw:formula="if(?f155, ?f175, ?f190)"/>
              <draw:equation draw:name="f199" draw:formula="21550000 - ?f2"/>
              <draw:equation draw:name="f200" draw:formula="if(?f199, ?f2, 21550000)"/>
              <draw:equation draw:name="f201" draw:formula="-21550000 - ?f200"/>
              <draw:equation draw:name="f202" draw:formula="if(?f201, -21550000, ?f200)"/>
              <draw:equation draw:name="f203" draw:formula="?f0 + ?f202"/>
              <draw:equation draw:name="f204" draw:formula="?f0 + ?f2"/>
              <draw:equation draw:name="f205" draw:formula="?f204 * ?f11 / ?f1"/>
              <draw:equation draw:name="f206" draw:formula="0 - ?f205"/>
              <draw:equation draw:name="f207" draw:formula="cos(?f206)"/>
              <draw:equation draw:name="f208" draw:formula="0 - ?f207"/>
              <draw:equation draw:name="f209" draw:formula="?f208 * ?f9"/>
              <draw:equation draw:name="f210" draw:formula="sin(?f206)"/>
              <draw:equation draw:name="f211" draw:formula="0 - ?f210"/>
              <draw:equation draw:name="f212" draw:formula="?f211 * ?f17"/>
              <draw:equation draw:name="f213" draw:formula="sqrt(?f209 * ?f209 + ?f212 * ?f212 + 0 * 0)"/>
              <draw:equation draw:name="f214" draw:formula="?f9 * ?f17 / ?f213"/>
              <draw:equation draw:name="f215" draw:formula="?f211 * ?f214"/>
              <draw:equation draw:name="f216" draw:formula="?f3 - ?f215"/>
              <draw:equation draw:name="f217" draw:formula="?f208 * ?f214"/>
              <draw:equation draw:name="f218" draw:formula="?f5 - ?f217"/>
              <draw:equation draw:name="f219" draw:formula="?f216 - ?f9"/>
              <draw:equation draw:name="f220" draw:formula="?f218 - ?f17"/>
              <draw:equation draw:name="f221" draw:formula="?f216 + ?f9"/>
              <draw:equation draw:name="f222" draw:formula="?f218 + ?f17"/>
              <draw:equation draw:name="f223" draw:formula="?f203 + ?f2"/>
              <draw:equation draw:name="f224" draw:formula="?f223 * ?f11 / ?f1"/>
              <draw:equation draw:name="f225" draw:formula="0 - ?f224"/>
              <draw:equation draw:name="f226" draw:formula="cos(?f225)"/>
              <draw:equation draw:name="f227" draw:formula="0 - ?f226"/>
              <draw:equation draw:name="f228" draw:formula="?f227 * ?f9"/>
              <draw:equation draw:name="f229" draw:formula="sin(?f225)"/>
              <draw:equation draw:name="f230" draw:formula="0 - ?f229"/>
              <draw:equation draw:name="f231" draw:formula="?f230 * ?f17"/>
              <draw:equation draw:name="f232" draw:formula="sqrt(?f228 * ?f228 + ?f231 * ?f231 + 0 * 0)"/>
              <draw:equation draw:name="f233" draw:formula="?f9 * ?f17 / ?f232"/>
              <draw:equation draw:name="f234" draw:formula="?f230 * ?f233"/>
              <draw:equation draw:name="f235" draw:formula="?f216 + ?f234"/>
              <draw:equation draw:name="f236" draw:formula="?f227 * ?f233"/>
              <draw:equation draw:name="f237" draw:formula="?f218 + ?f236"/>
              <draw:equation draw:name="f238" draw:formula="if(?f202, ?f3, ?f219)"/>
              <draw:equation draw:name="f239" draw:formula="if(?f202, ?f5, ?f220)"/>
              <draw:equation draw:name="f240" draw:formula="if(?f202, ?f3, ?f221)"/>
              <draw:equation draw:name="f241" draw:formula="if(?f202, ?f5, ?f222)"/>
              <draw:equation draw:name="f242" draw:formula="if(?f202, ?f219, ?f235)"/>
              <draw:equation draw:name="f243" draw:formula="if(?f202, ?f220, ?f237)"/>
              <draw:equation draw:name="f244" draw:formula="if(?f202, ?f221, ?f235)"/>
              <draw:equation draw:name="f245" draw:formula="if(?f202, ?f222, ?f237)"/>
              <draw:equation draw:name="f246" draw:formula="21550000 - ?f46"/>
              <draw:equation draw:name="f247" draw:formula="if(?f246, ?f46, 21550000)"/>
              <draw:equation draw:name="f248" draw:formula="-21550000 - ?f247"/>
              <draw:equation draw:name="f249" draw:formula="if(?f248, -21550000, ?f247)"/>
              <draw:equation draw:name="f250" draw:formula="0 + ?f249"/>
              <draw:equation draw:name="f251" draw:formula="?f250 + ?f2"/>
              <draw:equation draw:name="f252" draw:formula="?f251 * ?f11 / ?f1"/>
              <draw:equation draw:name="f253" draw:formula="0 - ?f252"/>
              <draw:equation draw:name="f254" draw:formula="cos(?f253)"/>
              <draw:equation draw:name="f255" draw:formula="0 - ?f254"/>
              <draw:equation draw:name="f256" draw:formula="?f255 * ?f9"/>
              <draw:equation draw:name="f257" draw:formula="sin(?f253)"/>
              <draw:equation draw:name="f258" draw:formula="0 - ?f257"/>
              <draw:equation draw:name="f259" draw:formula="?f258 * ?f17"/>
              <draw:equation draw:name="f260" draw:formula="sqrt(?f256 * ?f256 + ?f259 * ?f259 + 0 * 0)"/>
              <draw:equation draw:name="f261" draw:formula="?f9 * ?f17 / ?f260"/>
              <draw:equation draw:name="f262" draw:formula="?f258 * ?f261"/>
              <draw:equation draw:name="f263" draw:formula="?f169 + ?f262"/>
              <draw:equation draw:name="f264" draw:formula="?f255 * ?f261"/>
              <draw:equation draw:name="f265" draw:formula="?f171 + ?f264"/>
              <draw:equation draw:name="f266" draw:formula="if(?f249, ?f4, ?f172)"/>
              <draw:equation draw:name="f267" draw:formula="if(?f249, ?f26, ?f173)"/>
              <draw:equation draw:name="f268" draw:formula="if(?f249, ?f4, ?f174)"/>
              <draw:equation draw:name="f269" draw:formula="if(?f249, ?f26, ?f175)"/>
              <draw:equation draw:name="f270" draw:formula="if(?f249, ?f172, ?f263)"/>
              <draw:equation draw:name="f271" draw:formula="if(?f249, ?f173, ?f265)"/>
              <draw:equation draw:name="f272" draw:formula="if(?f249, ?f174, ?f263)"/>
              <draw:equation draw:name="f273" draw:formula="if(?f249, ?f175, ?f265)"/>
            </draw:enhanced-geometry>
          </draw:custom-shap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Marcel Zwiers</meta:initial-creator>
    <dc:creator>Marcel Zwiers</dc:creator>
    <meta:creation-date>2021-03-01T16:47:46Z</meta:creation-date>
    <dc:date>2021-03-01T18:17:39Z</dc:date>
    <meta:editing-cycles>3</meta:editing-cycles>
    <meta:editing-duration>PT5392S</meta:editing-duration>
    <meta:document-statistic meta:paragraph-count="4" meta:word-count="7"/>
  </office:meta>
</office:document-meta>
</file>